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rsid="001ac42f" officeooo:paragraph-rsid="001ac42f" style:letter-kerning="false" style:font-name-asian="Calibri2" style:font-size-asian="9pt" style:language-asian="en" style:country-asian="US" style:font-size-complex="9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text-properties style:font-name="Calibri1" officeooo:rsid="0028dc98" officeooo:paragraph-rsid="0028dc98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List_20_Paragraph">
      <style:paragraph-properties fo:margin-left="0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1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2" style:family="paragraph" style:parent-style-name="Standard">
      <style:paragraph-properties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13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4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17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ebb04" officeooo:paragraph-rsid="002ebb04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109b2" style:font-size-asian="7pt" style:font-size-complex="7pt"/>
    </style:style>
    <style:style style:name="P21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d674a" style:font-size-asian="7pt" style:font-size-complex="7pt"/>
    </style:style>
    <style:style style:name="P22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23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2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e729a" officeooo:paragraph-rsid="002e729a" style:font-size-asian="7pt" style:font-size-complex="7pt"/>
    </style:style>
    <style:style style:name="P2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d674a" officeooo:paragraph-rsid="002d674a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2092a" officeooo:paragraph-rsid="0012092a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3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P3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36f53" officeooo:paragraph-rsid="00336f53" style:font-size-asian="7pt" style:font-size-complex="7pt"/>
    </style:style>
    <style:style style:name="T1" style:family="text">
      <style:text-properties officeooo:rsid="002bbb74"/>
    </style:style>
    <style:style style:name="T2" style:family="text">
      <style:text-properties officeooo:rsid="00276e89"/>
    </style:style>
    <style:style style:name="T3" style:family="text">
      <style:text-properties officeooo:rsid="002e729a"/>
    </style:style>
    <style:style style:name="T4" style:family="text">
      <style:text-properties officeooo:rsid="0031bfa2"/>
    </style:style>
    <style:style style:name="T5" style:family="text">
      <style:text-properties officeooo:rsid="003505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aff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4">Circus Performer</text:p>
          </table:table-cell>
          <table:table-cell table:style-name="Table1.A1" office:value-type="string">
            <text:p text:style-name="P4">MS+2</text:p>
          </table:table-cell>
          <table:table-cell table:style-name="Table1.A1" office:value-type="string">
            <text:p text:style-name="P4">RS+2</text:p>
          </table:table-cell>
          <table:table-cell table:style-name="Table1.A1" office:value-type="string">
            <text:p text:style-name="P4">RW+3</text:p>
          </table:table-cell>
          <table:table-cell table:style-name="Table1.A1" office:value-type="string">
            <text:p text:style-name="P4">RS+3</text:p>
          </table:table-cell>
          <table:table-cell table:style-name="Table1.A1" office:value-type="string">
            <text:p text:style-name="P4">CW+0</text:p>
          </table:table-cell>
        </table:table-row>
        <table:table-row table:style-name="Table1.1">
          <table:table-cell table:style-name="Table1.A1" office:value-type="string">
            <text:p text:style-name="P3">Martial Artist</text:p>
          </table:table-cell>
          <table:table-cell table:style-name="Table1.A1" office:value-type="string">
            <text:p text:style-name="P3">MS+3</text:p>
          </table:table-cell>
          <table:table-cell table:style-name="Table1.A1" office:value-type="string">
            <text:p text:style-name="P3">RS+3</text:p>
          </table:table-cell>
          <table:table-cell table:style-name="Table1.A1" office:value-type="string">
            <text:p text:style-name="P3">RW+1</text:p>
          </table:table-cell>
          <table:table-cell table:style-name="Table1.A1" office:value-type="string">
            <text:p text:style-name="P3">RS+2</text:p>
          </table:table-cell>
          <table:table-cell table:style-name="Table1.A1" office:value-type="string">
            <text:p text:style-name="P3">CW+1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3">Name</text:p>
          </table:table-cell>
          <table:table-cell table:style-name="Table2.A1" office:value-type="string">
            <text:p text:style-name="P13">Category</text:p>
          </table:table-cell>
          <table:table-cell table:style-name="Table2.A1" office:value-type="string">
            <text:p text:style-name="P13">Cost</text:p>
          </table:table-cell>
          <table:table-cell table:style-name="Table2.A1" office:value-type="string">
            <text:p text:style-name="P13">Burn</text:p>
          </table:table-cell>
          <table:table-cell table:style-name="Table2.A1" office:value-type="string">
            <text:p text:style-name="P14">Effects</text:p>
          </table:table-cell>
          <table:table-cell table:style-name="Table2.A1" office:value-type="string">
            <text:p text:style-name="P13">Enhancements</text:p>
          </table:table-cell>
        </table:table-row>
        <table:table-row table:style-name="Table2.1">
          <table:table-cell table:style-name="Table2.A1" office:value-type="string">
            <text:p text:style-name="P7">Defensive Stance</text:p>
          </table:table-cell>
          <table:table-cell table:style-name="Table2.A1" office:value-type="string">
            <text:p text:style-name="P7">Stance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624543246" text:style-name="WWNum2">
              <text:list-item>
                <text:p text:style-name="P26">Accuracy (-1)</text:p>
              </text:list-item>
              <text:list-item>
                <text:p text:style-name="P26">Damage (-2)</text:p>
              </text:list-item>
              <text:list-item>
                <text:p text:style-name="P26">Defense (+2)</text:p>
              </text:list-item>
            </text:list>
          </table:table-cell>
          <table:table-cell table:style-name="Table2.A1" office:value-type="string">
            <text:list xml:id="list265078329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Dive for Cover</text:p>
          </table:table-cell>
          <table:table-cell table:style-name="Table2.A1" office:value-type="string">
            <text:p text:style-name="P8">Trait</text:p>
          </table:table-cell>
          <table:table-cell table:style-name="Table2.A1" office:value-type="string">
            <text:p text:style-name="P9">20</text:p>
          </table:table-cell>
          <table:table-cell table:style-name="Table2.A1" office:value-type="string">
            <text:p text:style-name="P8">E</text:p>
          </table:table-cell>
          <table:table-cell table:style-name="Table2.A1" office:value-type="string">
            <text:list xml:id="list172806302993298" text:continue-list="list1624543246" text:style-name="WWNum2">
              <text:list-item>
                <text:p text:style-name="P28">When hit by an area attack, you can burn an energy to take an immediate, free half-move to escape the area of effect</text:p>
              </text:list-item>
            </text:list>
          </table:table-cell>
          <table:table-cell table:style-name="Table2.A1" office:value-type="string">
            <text:list xml:id="list172806929884023" text:continue-numbering="true" text:style-name="WWNum2">
              <text:list-item>
                <text:p text:style-name="P17">Easy Roller – Burn cost is reduced to Burn (6) / x1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Elemental Staff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806343949069" text:continue-list="list265078329" text:style-name="WWNum1">
              <text:list-item>
                <text:p text:style-name="P29">Your staff gets one bonus based on an element chosen when the power is purchased</text:p>
              </text:list-item>
              <text:list-item>
                <text:p text:style-name="P29">Air – Knock(<text:span text:style-name="T5">2</text:span>)</text:p>
              </text:list-item>
              <text:list-item>
                <text:p text:style-name="P29">Earth – Slow(1) (Skill)</text:p>
              </text:list-item>
              <text:list-item>
                <text:p text:style-name="P29">Fire – Ignite(2)</text:p>
              </text:list-item>
              <text:list-item>
                <text:p text:style-name="P29">Ice – Chill(1) (Power)</text:p>
              </text:list-item>
            </text:list>
          </table:table-cell>
          <table:table-cell table:style-name="Table2.A1" office:value-type="string">
            <text:list xml:id="list172805197881108" text:continue-numbering="true" text:style-name="WWNum1">
              <text:list-item>
                <text:p text:style-name="P18">Additional Element – Only one can be active at one time / x3 / +0B / 10P</text:p>
              </text:list-item>
              <text:list-item>
                <text:p text:style-name="P18">Bolt Thrower – Your staff also can shoot a bolt of energy of the type listed doing 3d8 damage, with <text:span text:style-name="T1">Range Band (3)</text:span>, and imposing the status. The burn cost is only imposed when you fire the bolt / x1 / +4B / 10P</text:p>
              </text:list-item>
              <text:list-item>
                <text:p text:style-name="P18">Proc +1 / x2 / -- / 10P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1">Nuke</text:p>
          </table:table-cell>
          <table:table-cell table:style-name="Table2.A1" office:value-type="string">
            <text:p text:style-name="P11">Trait</text:p>
          </table:table-cell>
          <table:table-cell table:style-name="Table2.A1" office:value-type="string">
            <text:p text:style-name="P11">2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list xml:id="list172806416646979" text:continue-numbering="true" text:style-name="WWNum1">
              <text:list-item>
                <text:p text:style-name="P19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72806335367047" text:continue-numbering="true" text:style-name="WWNum1">
              <text:list-item>
                <text:p text:style-name="P18">Uses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Offensive Stance</text:p>
          </table:table-cell>
          <table:table-cell table:style-name="Table2.A1" office:value-type="string">
            <text:p text:style-name="P9">Stance</text:p>
          </table:table-cell>
          <table:table-cell table:style-name="Table2.A1" office:value-type="string">
            <text:p text:style-name="P9">10</text:p>
          </table:table-cell>
          <table:table-cell table:style-name="Table2.A1" office:value-type="string">
            <text:p text:style-name="P9">0</text:p>
          </table:table-cell>
          <table:table-cell table:style-name="Table2.A1" office:value-type="string">
            <text:list xml:id="list172806198536596" text:continue-list="list172806929884023" text:style-name="WWNum2">
              <text:list-item>
                <text:p text:style-name="P30">Accuracy (1)</text:p>
              </text:list-item>
              <text:list-item>
                <text:p text:style-name="P30">Damage (2)</text:p>
              </text:list-item>
              <text:list-item>
                <text:p text:style-name="P30">Defense (-1)</text:p>
              </text:list-item>
            </text:list>
          </table:table-cell>
          <table:table-cell table:style-name="Table2.A1" office:value-type="string">
            <text:list xml:id="list172806782016264" text:continue-numbering="true" text:style-name="WWNum2">
              <text:list-item>
                <text:p text:style-name="P22">None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12">Padded Vest</text:p>
          </table:table-cell>
          <table:table-cell table:style-name="Table2.A7" office:value-type="string">
            <text:p text:style-name="P12">Armor, Inherent</text:p>
          </table:table-cell>
          <table:table-cell table:style-name="Table2.A7" office:value-type="string">
            <text:p text:style-name="P12">20</text:p>
          </table:table-cell>
          <table:table-cell table:style-name="Table2.A7" office:value-type="string">
            <text:p text:style-name="P12">0</text:p>
          </table:table-cell>
          <table:table-cell table:style-name="Table2.A7" office:value-type="string">
            <text:list xml:id="list172805842472635" text:continue-numbering="true" text:style-name="WWNum2">
              <text:list-item>
                <text:p text:style-name="P31">Armor (2/2/0)</text:p>
              </text:list-item>
            </text:list>
          </table:table-cell>
          <table:table-cell table:style-name="Table2.A7" office:value-type="string">
            <text:list xml:id="list172805084602344" text:continue-numbering="true" text:style-name="WWNum2">
              <text:list-item>
                <text:p text:style-name="P23">Armor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Retaliate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E</text:p>
          </table:table-cell>
          <table:table-cell table:style-name="Table2.A1" office:value-type="string">
            <text:list xml:id="list172806301139179" text:continue-list="list172806335367047" text:style-name="WWNum1">
              <text:list-item>
                <text:p text:style-name="P29">When you are hit, you can spend an energy and take an immediate free counterattack</text:p>
              </text:list-item>
            </text:list>
          </table:table-cell>
          <table:table-cell table:style-name="Table2.A1" office:value-type="string">
            <text:list xml:id="list172806708543416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aff Block</text:p>
          </table:table-cell>
          <table:table-cell table:style-name="Table2.A1" office:value-type="string">
            <text:p text:style-name="P7">Buff, Toggl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72805356805582" text:continue-numbering="true" text:style-name="WWNum1">
              <text:list-item>
                <text:p text:style-name="P27">Block (2)</text:p>
              </text:list-item>
              <text:list-item>
                <text:p text:style-name="P27">Bonus Block (1)</text:p>
              </text:list-item>
              <text:list-item>
                <text:p text:style-name="P32">Blocks Missiles</text:p>
              </text:list-item>
            </text:list>
          </table:table-cell>
          <table:table-cell table:style-name="Table2.A1" office:value-type="string">
            <text:list xml:id="list172806661550578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7">Staff Choke</text:p>
          </table:table-cell>
          <table:table-cell table:style-name="Table2.A7" office:value-type="string">
            <text:p text:style-name="P7">Attack, Melee</text:p>
          </table:table-cell>
          <table:table-cell table:style-name="Table2.A7" office:value-type="string">
            <text:p text:style-name="P7">20</text:p>
          </table:table-cell>
          <table:table-cell table:style-name="Table2.A7" office:value-type="string">
            <text:p text:style-name="P7">4</text:p>
          </table:table-cell>
          <table:table-cell table:style-name="Table2.A7" office:value-type="string">
            <text:list xml:id="list172806870894569" text:continue-numbering="true" text:style-name="WWNum1">
              <text:list-item>
                <text:p text:style-name="P27">Grapple (Muscle-4)</text:p>
              </text:list-item>
              <text:list-item>
                <text:p text:style-name="P27">Damage (1d6 + SKL) (Penetrating, Physical, Choking)</text:p>
              </text:list-item>
            </text:list>
          </table:table-cell>
          <table:table-cell table:style-name="Table2.A7" office:value-type="string">
            <text:list xml:id="list172805372599056" text:continue-numbering="true" text:style-name="WWNum1">
              <text:list-item>
                <text:p text:style-name="P18">Accuracy +2 / x2 / +0B / 10P</text:p>
              </text:list-item>
              <text:list-item>
                <text:p text:style-name="P18">Burn -1 / x3 / -- / 10P</text:p>
              </text:list-item>
              <text:list-item>
                <text:p text:style-name="P18">Dmg <text:span text:style-name="T3">Step</text:span> / x3 / +1B / <text:span text:style-name="T2">2</text:span>0P</text:p>
              </text:list-item>
              <text:list-item>
                <text:p text:style-name="P18">Dmg <text:span text:style-name="T3">Step</text:span> / x3 / -2A / <text:span text:style-name="T2">2</text:span>0P</text:p>
              </text:list-item>
              <text:list-item>
                <text:p text:style-name="P20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taff Strike</text:p>
          </table:table-cell>
          <table:table-cell table:style-name="Table2.A1" office:value-type="string">
            <text:p text:style-name="P7">Attack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list xml:id="list172806061281280" text:continue-list="list172805084602344" text:style-name="WWNum2">
              <text:list-item>
                <text:p text:style-name="P26">Damage (2d6 + MUS) (Physical, Smash)</text:p>
              </text:list-item>
              <text:list-item>
                <text:p text:style-name="P26">Reach (2)</text:p>
              </text:list-item>
              <text:list-item>
                <text:p text:style-name="P26">Prone (3)</text:p>
              </text:list-item>
            </text:list>
          </table:table-cell>
          <table:table-cell table:style-name="Table2.A1" office:value-type="string">
            <text:list xml:id="list172805504708339" text:continue-list="list172805372599056" text:style-name="WWNum1">
              <text:list-item>
                <text:p text:style-name="P18">Accuracy +2 / x2 / +0B / 10P</text:p>
              </text:list-item>
              <text:list-item>
                <text:p text:style-name="P18">Burn -1 / x3 / -- / 10P</text:p>
              </text:list-item>
              <text:list-item>
                <text:p text:style-name="P18">Dmg Die / x3 / +1B / <text:span text:style-name="T2">2</text:span>0P</text:p>
              </text:list-item>
              <text:list-item>
                <text:p text:style-name="P18">Dmg Die / x3 / -2A / <text:span text:style-name="T2">2</text:span>0P</text:p>
              </text:list-item>
              <text:list-item>
                <text:p text:style-name="P24">Reach +1 / x1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Sweep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806735145612" text:continue-list="list172806061281280" text:style-name="WWNum2">
              <text:list-item>
                <text:p text:style-name="P26">Accuracy (-3)</text:p>
              </text:list-item>
              <text:list-item>
                <text:p text:style-name="P26">Target 2 adjacent enemies</text:p>
              </text:list-item>
            </text:list>
          </table:table-cell>
          <table:table-cell table:style-name="Table2.A1" office:value-type="string">
            <text:list xml:id="list172805921197313" text:continue-list="list172805504708339" text:style-name="WWNum1">
              <text:list-item>
                <text:p text:style-name="P18">Enemies +1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hrust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list xml:id="list172805159320055" text:continue-numbering="true" text:style-name="WWNum1">
              <text:list-item>
                <text:p text:style-name="P16">Damage (1d6) (Physical, Smash)</text:p>
              </text:list-item>
              <text:list-item>
                <text:p text:style-name="P16">Daze (Muscle, Toughness)</text:p>
              </text:list-item>
              <text:list-item>
                <text:p text:style-name="P16">Pierce (2)</text:p>
              </text:list-item>
            </text:list>
          </table:table-cell>
          <table:table-cell table:style-name="Table2.A1" office:value-type="string">
            <text:list xml:id="list172807001089919" text:continue-numbering="true" text:style-name="WWNum1">
              <text:list-item>
                <text:p text:style-name="P18">Proc +1 / x2 / <text:span text:style-name="T4">+0B</text:span> / 10P</text:p>
              </text:list-item>
              <text:list-item>
                <text:p text:style-name="P18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otem Stance</text:p>
          </table:table-cell>
          <table:table-cell table:style-name="Table2.A1" office:value-type="string">
            <text:p text:style-name="P7">Stanc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805635825703" text:continue-numbering="true" text:style-name="WWNum1">
              <text:list-item>
                <text:p text:style-name="P29">For each round you remain in your current hex <text:soft-page-break/>you get +1 accuracy and +2 damage</text:p>
              </text:list-item>
              <text:list-item>
                <text:p text:style-name="P29">Stacks up to 3 times</text:p>
              </text:list-item>
              <text:list-item>
                <text:p text:style-name="P29">Resets once you move, or are moved from your hex</text:p>
              </text:list-item>
            </text:list>
          </table:table-cell>
          <table:table-cell table:style-name="Table2.A1" office:value-type="string">
            <text:list xml:id="list172805234195302" text:continue-numbering="true" text:style-name="WWNum1">
              <text:list-item>
                <text:p text:style-name="P18">None<text:soft-page-break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Trip</text:p>
          </table:table-cell>
          <table:table-cell table:style-name="Table2.A1" office:value-type="string">
            <text:p text:style-name="P7">Adder, Melee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805947530259" text:continue-numbering="true" text:style-name="WWNum1">
              <text:list-item>
                <text:p text:style-name="P27">Prone (3)</text:p>
              </text:list-item>
            </text:list>
          </table:table-cell>
          <table:table-cell table:style-name="Table2.A1" office:value-type="string">
            <text:list xml:id="list172805512789412" text:continue-numbering="true" text:style-name="WWNum1">
              <text:list-item>
                <text:p text:style-name="P18">Proc +1 / x2 / <text:span text:style-name="T4">+0B</text:span> / 10P</text:p>
              </text:list-item>
            </text:list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7">Vault</text:p>
          </table:table-cell>
          <table:table-cell table:style-name="Table2.A1" office:value-type="string">
            <text:p text:style-name="P7">Movement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list xml:id="list172807116447559" text:continue-list="list172806735145612" text:style-name="WWNum2">
              <text:list-item>
                <text:p text:style-name="P26">Jump (9)</text:p>
              </text:list-item>
              <text:list-item>
                <text:p text:style-name="P26">Your vertical jump is equal to your full jump (instead of ½)</text:p>
              </text:list-item>
            </text:list>
          </table:table-cell>
          <table:table-cell table:style-name="Table2.A1" office:value-type="string">
            <text:list xml:id="list172806681042489" text:continue-list="list172805512789412" text:style-name="WWNum1">
              <text:list-item>
                <text:p text:style-name="P21">Burn -1 / x3 / -- / 10P</text:p>
              </text:list-item>
              <text:list-item>
                <text:p text:style-name="P25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Wade In</text:p>
          </table:table-cell>
          <table:table-cell table:style-name="Table2.A1" office:value-type="string">
            <text:p text:style-name="P7">Trait</text:p>
          </table:table-cell>
          <table:table-cell table:style-name="Table2.A1" office:value-type="string">
            <text:p text:style-name="P7">10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list xml:id="list172806743363087" text:continue-list="list172807116447559" text:style-name="WWNum2">
              <text:list-item>
                <text:p text:style-name="P26">You can make a 1 hex move after attacking as long as you end up next to an enemy</text:p>
              </text:list-item>
            </text:list>
          </table:table-cell>
          <table:table-cell table:style-name="Table2.A1" office:value-type="string">
            <text:list xml:id="list172805982790468" text:continue-list="list172806681042489" text:style-name="WWNum1">
              <text:list-item>
                <text:p text:style-name="P15">Wade Further – You can make a ½ move when you wade in / x1 / +1B / 10P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9</meta:editing-cycles>
    <meta:creation-date>2022-06-06T19:36:00</meta:creation-date>
    <dc:date>2023-01-07T17:28:04.963000000</dc:date>
    <meta:editing-duration>PT6H2M28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55" meta:word-count="636" meta:character-count="2594" meta:non-whitespace-character-count="2170"/>
    <meta:user-defined meta:name="AppVersion">16.0000</meta:user-defined>
    <meta:template xlink:type="simple" xlink:actuate="onRequest" xlink:title="Normal.dotm" xlink:href=""/>
  </office:meta>
</office:document-meta>
</file>